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66mm" fo:margin-left="35.61mm" table:align="left" style:shadow="none" style:writing-mode="lr-tb"/>
    </style:style>
    <style:style style:name="Table1.A" style:family="table-column">
      <style:table-column-properties style:column-width="97.4mm"/>
    </style:style>
    <style:style style:name="Table1.B" style:family="table-column">
      <style:table-column-properties style:column-width="11.32mm"/>
    </style:style>
    <style:style style:name="Table1.C" style:family="table-column">
      <style:table-column-properties style:column-width="23.94mm"/>
    </style:style>
    <style:style style:name="Table1.1" style:family="table-row">
      <style:table-row-properties style:row-height="32.8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6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Frame_20_contents">
      <style:paragraph-properties fo:margin-left="5.08mm" fo:margin-right="43.18mm" fo:line-height="7.41mm" fo:text-indent="0mm" style:auto-text-indent="false"/>
    </style:style>
    <style:style style:name="P2" style:family="paragraph" style:parent-style-name="Standard">
      <style:paragraph-properties fo:margin-top="3.81mm" fo:margin-bottom="0mm">
        <style:tab-stops>
          <style:tab-stop style:position="69.53mm" style:type="right"/>
          <style:tab-stop style:position="140.02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3.81mm" fo:margin-bottom="0mm" fo:line-height="4.15mm">
        <style:tab-stops>
          <style:tab-stop style:position="52.07mm" style:type="right"/>
        </style:tab-stops>
      </style:paragraph-properties>
    </style:style>
    <style:style style:name="P4" style:family="paragraph" style:parent-style-name="Standard">
      <style:paragraph-properties fo:margin-left="0mm" fo:margin-right="97.79mm" fo:margin-top="4.45mm" fo:margin-bottom="0mm" fo:text-indent="0mm" style:auto-text-indent="false"/>
    </style:style>
    <style:style style:name="P5" style:family="paragraph" style:parent-style-name="Standard" style:master-page-name="">
      <style:paragraph-properties fo:line-height="4.89mm" style:page-number="auto"/>
    </style:style>
    <style:style style:name="P6" style:family="paragraph" style:parent-style-name="Standard">
      <style:paragraph-properties fo:margin-left="0mm" fo:margin-right="71.12mm" fo:margin-top="3.18mm" fo:margin-bottom="0mm" fo:line-height="6.9mm" fo:text-indent="0mm" style:auto-text-indent="false"/>
    </style:style>
    <style:style style:name="P7" style:family="paragraph" style:parent-style-name="Standard" style:master-page-name="Standard">
      <style:paragraph-properties fo:line-height="0%" style:page-number="auto"/>
    </style:style>
    <style:style style:name="P8" style:family="paragraph" style:parent-style-name="Standard">
      <style:paragraph-properties fo:margin-top="3.81mm" fo:margin-bottom="0mm" fo:line-height="110%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9" style:family="paragraph" style:parent-style-name="Standard">
      <style:paragraph-properties fo:margin-left="0mm" fo:margin-right="5.79mm" fo:line-height="83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left="0mm" fo:margin-right="5.79mm" fo:margin-top="9.53mm" fo:margin-bottom="0mm" fo:line-height="85%" fo:text-align="end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11" style:family="paragraph" style:parent-style-name="Standard">
      <style:paragraph-properties fo:margin-left="0mm" fo:margin-right="5.72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3" style:family="paragraph" style:parent-style-name="Standard"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top="5.08mm" fo:margin-bottom="0mm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15.24mm" fo:margin-right="0mm" fo:margin-top="5.08mm" fo:margin-bottom="0mm" fo:text-indent="0mm" style:auto-text-indent="false">
        <style:tab-stops>
          <style:tab-stop style:position="99.06mm" style:leader-style="dotted" style:leader-text="."/>
          <style:tab-stop style:position="154.31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5.24mm" fo:margin-right="0mm" fo:margin-top="19.69mm" fo:margin-bottom="0mm" fo:text-indent="0mm" style:auto-text-indent="false">
        <style:tab-stops>
          <style:tab-stop style:position="51.05mm" style:leader-style="dotted" style:leader-text="."/>
          <style:tab-stop style:position="127.0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top="12.07mm" fo:margin-bottom="0mm" fo:line-height="85%"/>
      <style:text-properties fo:color="#000000" style:font-name="Times New Roman" fo:font-size="12pt" fo:letter-spacing="-0.11mm" style:font-size-asian="12pt" style:text-scale="105%"/>
    </style:style>
    <style:style style:name="P18" style:family="paragraph" style:parent-style-name="Standard">
      <style:paragraph-properties fo:margin-left="53.34mm" fo:margin-right="0mm" fo:margin-top="13.97mm" fo:margin-bottom="0mm" fo:text-indent="0mm" style:auto-text-indent="false">
        <style:tab-stops>
          <style:tab-stop style:position="69.53mm" style:type="right"/>
          <style:tab-stop style:position="143.83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left="67.31mm" fo:margin-right="0mm" fo:margin-top="0mm" fo:margin-bottom="8.89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20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21" style:family="paragraph" style:parent-style-name="Standard">
      <style:paragraph-properties fo:margin-left="39.37mm" fo:margin-right="0mm" fo:margin-top="1.27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3" style:family="paragraph" style:parent-style-name="Standard">
      <style:paragraph-properties fo:margin-top="1.27mm" fo:margin-bottom="0mm" fo:text-align="center" style:justify-single-word="false"/>
    </style:style>
    <style:style style:name="P2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2" style:family="paragraph" style:parent-style-name="Frame_20_contents">
      <style:paragraph-properties fo:margin-left="34.29mm" fo:margin-right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33" style:family="paragraph" style:parent-style-name="Frame_20_contents">
      <style:paragraph-properties fo:margin-left="5.08mm" fo:margin-right="0mm" fo:margin-top="3.18mm" fo:margin-bottom="1.27mm" fo:line-height="103%" fo:text-indent="0mm" style:auto-text-indent="false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0.07mm" style:font-size-asian="12pt" style:text-scale="105%"/>
    </style:style>
    <style:style style:name="T8" style:family="text">
      <style:text-properties fo:color="#000000" style:font-name="Times New Roman" fo:font-size="12pt" fo:letter-spacing="0.05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2">THE COMPANIES ACT <text:line-break/></text:span><text:span text:style-name="T4">(CHAPTER 50) <text:line-break/></text:span><text:span text:style-name="T6">SECTION 221(2)</text:span></text:p>
            <text:p text:style-name="P8">NOTICE BY RECEIVER OR RECEIVER AND <text:line-break/>MANAGER OF CESSATION OF OFFIC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60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</table:table>
      <text:p text:style-name="P11">Folio No</text:p>
      <text:p text:style-name="P12">Name of Company: <text:span text:style-name="T19"><text:placeholder text:placeholder-type="text">&lt;o.name&gt;</text:placeholder></text:span></text:p>
      <text:p text:style-name="P14">Company No: <text:span text:style-name="T19"><text:placeholder text:placeholder-type="text">&lt;o.uen&gt;</text:placeholder></text:span></text:p>
      <text:p text:style-name="P4"><text:span text:style-name="T1">The Registrar of Companies &amp; Businesses, </text:span><text:span text:style-name="T3">Singapore</text:span></text:p>
      <text:p text:style-name="P15"><text:span text:style-name="T3">I/We, </text:span><text:span text:style-name="T12"><text:placeholder text:placeholder-type="text">&lt;get_director1(o.id)['name']&gt;</text:placeholder></text:span><text:span text:style-name="T3">, of</text:span><text:span text:style-name="T12"><text:placeholder text:placeholder-type="text">&lt;get_partner_full_address(get_director1(o.id)['id'])&gt;</text:placeholder></text:span><text:span text:style-name="T12"> </text:span><text:span text:style-name="T7">*NRIC/Passport No </text:span><text:span text:style-name="T13"><text:placeholder text:placeholder-type="text">&lt;get_director1(o.id)['nric']&gt;</text:placeholder></text:span><text:span text:style-name="T3"><text:line-break/></text:span><text:span text:style-name="T8">hereby give notice that I/we ceased to act as *receiver(s)/receiver(s) and manager(s) of the</text:span></text:p>
      <text:p text:style-name="P2"><text:span text:style-name="T3"><text:tab/></text:span><text:span text:style-name="T9">property of the abovenamed company on<text:tab/></text:span></text:p>
      <text:p text:style-name="P17">Mode of cessation:</text:p>
      <text:p text:style-name="P16">Dated this <text:tab/> day of<text:tab/></text:p>
      <text:p text:style-name="P18"><text:tab/>Signature: <text:tab/></text:p>
      <text:p text:style-name="P19">*Receiver/Manager/Receiver and Manager</text:p>
      <text:p text:style-name="P20">* Delete where inapplicable.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span text:style-name="T14">Lodged in the office of the Registrar of Companies &amp; </text:span><text:span text:style-name="T15">Businesses by</text:span></text:p>
            <text:p text:style-name="P26">Name:</text:p>
            <text:p text:style-name="P28">Address:</text:p>
            <text:p text:style-name="P29"><text:span text:style-name="T17">A/c No:<text:tab/></text:span><text:span text:style-name="T16">Tel No:</text:span></text:p>
            <text:p text:style-name="P30">Fax No: </text:p>
          </table:table-cell>
          <table:table-cell table:style-name="Table4.A1" office:value-type="string">
            <text:p text:style-name="P25">For Official Use</text:p>
            <text:p text:style-name="P31"><text:span text:style-name="T18">Date of Registration: </text:span><text:span text:style-name="T16">Receipt No:</text:span></text:p>
            <text:p text:style-name="P2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5mm" fo:margin-bottom="11.06mm" fo:margin-left="21.06mm" fo:margin-right="16.65mm" style:writing-mode="lr-tb" style:layout-grid-color="#c0c0c0" style:layout-grid-lines="243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18T03:45:00</meta:creation-date>
    <dc:date>2016-01-11T21:00:32</dc:date>
    <meta:editing-duration>PT55S</meta:editing-duration>
    <meta:generator>LibreOffice/3.5$Linux_X86_64 LibreOffice_project/350m1$Build-2</meta:generator>
    <meta:document-statistic meta:table-count="2" meta:image-count="0" meta:object-count="0" meta:page-count="1" meta:paragraph-count="23" meta:word-count="107" meta:character-count="772" meta:non-whitespace-character-count="6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